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Étienne Lantier llega a Montsou, una ciudad minera en el norte de Francia, en busca de trabajo. Es un joven desempleado y revoltoso que ha estado vagando en busca de una oportunidad. Étienne encuentra alojamiento en la casa de los Maheu, una familia minera. A medida que interactúa con ellos, comienza a familiarizarse con la dura realidad de la vida en la mina.</text:p>
      <text:p text:style-name="Standard"><text:s/>Étienne consigue trabajo en la mina de carbón de Voreux. Se sumerge en el mundo oscuro y peligroso de la mina, donde los mineros trabajan en condiciones extremadamente duras y arriesgadas. Zola describe vívidamente la opresión, el polvo y el agotamiento físico que los mineros enfrentan a diario. Étienne se da cuenta rápidamente de la explotación y la injusticia a las que están sometidos.</text:p>
      <text:p text:style-name="Standard"><text:s/>Étienne se relaciona con otros mineros y aprende sobre sus vidas y luchas. Descubre las desigualdades existentes entre los trabajadores y la opresión ejercida por la compañía minera propietaria de Voreux. Los mineros viven en la pobreza, apenas pueden alimentar a sus familias y son víctimas de una jerarquía opresiva dentro de la mina. Étienne se siente cada vez más atraído por las ideas de justicia y solidaridad, y comienza a considerar la posibilidad de organizarse para luchar por mejores condiciones laborales.</text:p>
      <text:p text:style-name="Standard"><text:s/>Étienne se une a la Liga de los Mineros, un grupo de trabajadores comprometidos a luchar por mejores condiciones de vida. Junto con Rasseneur, un antiguo minero convertido en posadero, Étienne organiza reuniones clandestinas para preparar una huelga. En estas reuniones, discuten estrategias, difunden ideas de solidaridad y buscan unirse a otros grupos de trabajadores en la región.</text:p>
      <text:p text:style-name="Standard">La huelga finalmente estalla en la mina de Voreux. Los mineros, liderados por Étienne y otros líderes sindicales, se niegan a trabajar y exigen salarios más altos, una reducción de la jornada laboral y mejores condiciones en general. La solidaridad entre los mineros se fortalece a medida que se unen en la lucha por sus derechos. La huelga se propaga a otras minas cercanas, y los trabajadores de diferentes regiones se unen en apoyo mutuo.</text:p>
      <text:p text:style-name="Standard"><text:s/>La huelga se vuelve cada vez más intensa y la tensión aumenta entre los trabajadores y la compañía minera. La represión por parte de la policía y las fuerzas de seguridad se intensifica, y se producen enfrentamientos violentos. Los mineros, valientes y decididos, resisten las embestidas de las autoridades. La lucha se convierte en una batalla desigual, pero los mineros no se rinden fácilmente y se mantienen firmes en su determinación.</text:p>
      <text:p text:style-name="Standard">La huelga se extiende a otras minas de la región y se genera un amplio apoyo de los trabajadores. La solidaridad entre los mineros se fortalece a medida que comparten sus historias y dificultades. Sin embargo, las condiciones empeoran para las familias de los mineros, ya que la falta de alimentos y recursos se hace más evidente. A pesar de la adversidad, los mineros se mantienen unidos y continúan luchando por sus derechos.</text:p>
      <text:p text:style-name="Standard">La falta de alimentos y el agotamiento físico y emocional afectan la moral de los trabajadores en huelga. La desesperación comienza a cundir entre ellos, pero la determinación y el espíritu de lucha no se desvanecen por completo. Los líderes sindicales, incluido Étienne, intentan mantener la moral alta y encontrar soluciones para aliviar la situación de sus compañeros de trabajo.</text:p>
      <text:p text:style-name="Standard"><text:s/>El punto álgido de la huelga llega cuando los mineros se enfrentan directamente con las fuerzas del orden enviadas para reprimir el movimiento. Los enfrentamientos se vuelven violentos y caóticos, con bajas tanto entre los mineros como entre las fuerzas de seguridad. La brutalidad y la represión alcanzan su punto máximo, y la situación se torna cada vez más peligrosa y desesperada.</text:p>
      <text:p text:style-name="Standard"><text:s/>A medida que pasa el tiempo, la huelga comienza a debilitarse. Los recursos escasean y la presión económica sobre los mineros y sus familias aumenta. Algunos trabajadores regresan al trabajo bajo las mismas condiciones desfavorables, mientras que otros resisten hasta el final. La novela culmina con un sentido de desesperanza y desilusión, ya que la huelga no logra obtener todas las mejoras que los mineros buscab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22:08:09.941000000</meta:creation-date>
    <dc:date>2023-05-31T23:32:21.694000000</dc:date>
    <meta:editing-duration>PT1H24M15S</meta:editing-duration>
    <meta:editing-cycles>1</meta:editing-cycles>
    <meta:document-statistic meta:table-count="0" meta:image-count="0" meta:object-count="0" meta:page-count="1" meta:paragraph-count="10" meta:word-count="674" meta:character-count="4148" meta:non-whitespace-character-count="3478"/>
    <meta:generator>LibreOffice/7.4.2.3$Windows_X86_64 LibreOffice_project/382eef1f22670f7f4118c8c2dd222ec7ad009daf</meta:generator>
  </office:meta>
</office:document-meta>
</file>